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2"/>
        <table:table-column table:style-name="co1" table:default-cell-style-name="ce2"/>
        <table:table-column table:style-name="co1" table:default-cell-style-name="ce3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/>
          <table:table-cell table:style-name="ce7"/>
          <table:table-cell table:style-name="ce10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spanned="1" table:number-rows-spanned="2"/>
          <table:table-cell table:style-name="ce7" office:value-type="string" calcext:value-type="string">
            <text:p>Accelerometer:RMS</text:p>
          </table:table-cell>
          <table:table-cell table:style-name="ce10" table:number-columns-spanned="2" table:number-rows-spanned="1"/>
          <table:covered-table-cell table:style-name="ce7"/>
          <table:table-cell table:style-name="ce7" office:value-type="string" calcext:value-type="string">
            <text:p>Gyroscope:RMS</text:p>
          </table:table-cell>
          <table:table-cell table:number-columns-repeated="2"/>
        </table:table-row>
        <table:table-row table:style-name="ro2">
          <table:table-cell/>
          <table:covered-table-cell table:style-name="ce2"/>
          <table:table-cell table:style-name="ce8" office:value-type="string" calcext:value-type="string" table:number-columns-spanned="4" table:number-rows-spanned="1">
            <text:p>Stable</text:p>
          </table:table-cell>
          <table:covered-table-cell table:style-name="ce11"/>
          <table:covered-table-cell table:number-columns-repeated="2" table:style-name="ce7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:</text:p>
          </table:table-cell>
          <table:table-cell office:value-type="float" office:value="0.580267326732674" calcext:value-type="float">
            <text:p>0.5802673267</text:p>
          </table:table-cell>
          <table:table-cell/>
          <table:table-cell office:value-type="string" calcext:value-type="string">
            <text:p>Average :</text:p>
          </table:table-cell>
          <table:table-cell office:value-type="float" office:value="1.12311881188119" calcext:value-type="float">
            <text:p>1.12311881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 :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Min :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: 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Max : 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Walking</text:p>
          </table:table-cell>
          <table:covered-table-cell table:style-name="ce7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:</text:p>
          </table:table-cell>
          <table:table-cell office:value-type="float" office:value="0.583992869875222" calcext:value-type="float">
            <text:p>0.5839928699</text:p>
          </table:table-cell>
          <table:table-cell/>
          <table:table-cell office:value-type="string" calcext:value-type="string">
            <text:p>Average :</text:p>
          </table:table-cell>
          <table:table-cell office:value-type="float" office:value="9.18376114081997" calcext:value-type="float">
            <text:p>9.18376114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 :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Min :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: 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Max : </text:p>
          </table:table-cell>
          <table:table-cell office:value-type="float" office:value="29.7" calcext:value-type="float">
            <text:p>29.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Sitting</text:p>
          </table:table-cell>
          <table:covered-table-cell table:style-name="ce7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 :</text:p>
          </table:table-cell>
          <table:table-cell office:value-type="float" office:value="0.580336134453785" calcext:value-type="float">
            <text:p>0.5803361345</text:p>
          </table:table-cell>
          <table:table-cell/>
          <table:table-cell office:value-type="string" calcext:value-type="string">
            <text:p>Average :</text:p>
          </table:table-cell>
          <table:table-cell office:value-type="float" office:value="1.83577030812325" calcext:value-type="float">
            <text:p>1.8357703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 :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Min :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: 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ax : </text:p>
          </table:table-cell>
          <table:table-cell office:value-type="float" office:value="13.63" calcext:value-type="float">
            <text:p>13.6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Falling Test</text:p>
          </table:table-cell>
          <table:covered-table-cell table:number-columns-repeated="6" table:style-name="ce4"/>
        </table:table-row>
        <table:table-row table:style-name="ro3">
          <table:table-cell/>
          <table:table-cell table:style-name="Default"/>
          <table:table-cell table:style-name="ce5" office:value-type="string" calcext:value-type="string" table:number-columns-spanned="3" table:number-rows-spanned="1">
            <text:p>Accelerometer:RMS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Gyroscope:RMS</text:p>
          </table:table-cell>
          <table:covered-table-cell table:number-columns-repeated="2" table:style-name="ce5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Average :</text:p>
          </table:table-cell>
          <table:table-cell table:style-name="ce5" office:value-type="string" calcext:value-type="string">
            <text:p>Min :</text:p>
          </table:table-cell>
          <table:table-cell table:style-name="ce5" office:value-type="string" calcext:value-type="string">
            <text:p>Max : </text:p>
          </table:table-cell>
          <table:table-cell table:style-name="ce5" office:value-type="string" calcext:value-type="string">
            <text:p>Average :</text:p>
          </table:table-cell>
          <table:table-cell table:style-name="ce5" office:value-type="string" calcext:value-type="string">
            <text:p>Min :</text:p>
          </table:table-cell>
          <table:table-cell table:style-name="ce5" office:value-type="string" calcext:value-type="string">
            <text:p>Max : </text:p>
          </table:table-cell>
        </table:table-row>
        <table:table-row table:style-name="ro1">
          <table:table-cell/>
          <table:table-cell table:style-name="ce6" office:value-type="string" calcext:value-type="string">
            <text:p>Test 1</text:p>
          </table:table-cell>
          <table:table-cell table:style-name="ce9" office:value-type="float" office:value="0.467692307692308" calcext:value-type="float">
            <text:p>0.4676923077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39.0776923076923" calcext:value-type="float">
            <text:p>39.0776923077</text:p>
          </table:table-cell>
          <table:table-cell table:style-name="ce9" office:value-type="float" office:value="2.16" calcext:value-type="float">
            <text:p>2.16</text:p>
          </table:table-cell>
          <table:table-cell table:style-name="ce9" office:value-type="float" office:value="197.57" calcext:value-type="float">
            <text:p>197.57</text:p>
          </table:table-cell>
        </table:table-row>
        <table:table-row table:style-name="ro1">
          <table:table-cell/>
          <table:table-cell table:style-name="ce6" office:value-type="string" calcext:value-type="string">
            <text:p>Test 2</text:p>
          </table:table-cell>
          <table:table-cell table:style-name="ce9" office:value-type="float" office:value="0.581538461538462" calcext:value-type="float">
            <text:p>0.5815384615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61.3507692307692" calcext:value-type="float">
            <text:p>61.3507692308</text:p>
          </table:table-cell>
          <table:table-cell table:style-name="ce9" office:value-type="float" office:value="2.93" calcext:value-type="float">
            <text:p>2.93</text:p>
          </table:table-cell>
          <table:table-cell table:style-name="ce9" office:value-type="float" office:value="158.78" calcext:value-type="float">
            <text:p>158.78</text:p>
          </table:table-cell>
        </table:table-row>
        <table:table-row table:style-name="ro1">
          <table:table-cell/>
          <table:table-cell table:style-name="ce6" office:value-type="string" calcext:value-type="string">
            <text:p>Test 3</text:p>
          </table:table-cell>
          <table:table-cell table:style-name="ce9" office:value-type="float" office:value="0.761538461538461" calcext:value-type="float">
            <text:p>0.7615384615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183.9" calcext:value-type="float">
            <text:p>183.9</text:p>
          </table:table-cell>
          <table:table-cell table:style-name="ce9" office:value-type="float" office:value="42.88" calcext:value-type="float">
            <text:p>42.88</text:p>
          </table:table-cell>
          <table:table-cell table:style-name="ce9" office:value-type="float" office:value="382.18" calcext:value-type="float">
            <text:p>382.18</text:p>
          </table:table-cell>
        </table:table-row>
        <table:table-row table:style-name="ro1">
          <table:table-cell/>
          <table:table-cell table:style-name="ce6" office:value-type="string" calcext:value-type="string">
            <text:p>Test 4</text:p>
          </table:table-cell>
          <table:table-cell table:style-name="ce9" office:value-type="float" office:value="0.761538461538461" calcext:value-type="float">
            <text:p>0.7615384615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183.9" calcext:value-type="float">
            <text:p>183.9</text:p>
          </table:table-cell>
          <table:table-cell table:style-name="ce9" office:value-type="float" office:value="42.88" calcext:value-type="float">
            <text:p>42.88</text:p>
          </table:table-cell>
          <table:table-cell table:style-name="ce9" office:value-type="float" office:value="382.18" calcext:value-type="float">
            <text:p>382.18</text:p>
          </table:table-cell>
        </table:table-row>
        <table:table-row table:style-name="ro1">
          <table:table-cell/>
          <table:table-cell table:style-name="ce6" office:value-type="string" calcext:value-type="string">
            <text:p>Test 5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41.3636363636364" calcext:value-type="float">
            <text:p>41.3636363636</text:p>
          </table:table-cell>
          <table:table-cell table:style-name="ce9" office:value-type="float" office:value="1.53" calcext:value-type="float">
            <text:p>1.53</text:p>
          </table:table-cell>
          <table:table-cell table:style-name="ce9" office:value-type="float" office:value="197.38" calcext:value-type="float">
            <text:p>197.38</text:p>
          </table:table-cell>
        </table:table-row>
        <table:table-row table:style-name="ro1">
          <table:table-cell/>
          <table:table-cell table:style-name="ce6" office:value-type="string" calcext:value-type="string">
            <text:p>Test 6</text:p>
          </table:table-cell>
          <table:table-cell table:style-name="ce9" office:value-type="float" office:value="0.593636363636364" calcext:value-type="float">
            <text:p>0.5936363636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51.7072727272727" calcext:value-type="float">
            <text:p>51.7072727273</text:p>
          </table:table-cell>
          <table:table-cell table:style-name="ce9" office:value-type="float" office:value="9.25" calcext:value-type="float">
            <text:p>9.25</text:p>
          </table:table-cell>
          <table:table-cell table:style-name="ce9" office:value-type="float" office:value="150.81" calcext:value-type="float">
            <text:p>150.81</text:p>
          </table:table-cell>
        </table:table-row>
        <table:table-row table:style-name="ro1">
          <table:table-cell/>
          <table:table-cell table:style-name="ce6" office:value-type="string" calcext:value-type="string">
            <text:p>Test 7</text:p>
          </table:table-cell>
          <table:table-cell table:style-name="ce9" office:value-type="float" office:value="0.510909090909091" calcext:value-type="float">
            <text:p>0.5109090909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28.2227272727273" calcext:value-type="float">
            <text:p>28.2227272727</text:p>
          </table:table-cell>
          <table:table-cell table:style-name="ce9" office:value-type="float" office:value="2.47" calcext:value-type="float">
            <text:p>2.47</text:p>
          </table:table-cell>
          <table:table-cell table:style-name="ce9" office:value-type="float" office:value="118.23" calcext:value-type="float">
            <text:p>118.23</text:p>
          </table:table-cell>
        </table:table-row>
        <table:table-row table:style-name="ro1">
          <table:table-cell/>
          <table:table-cell table:style-name="ce6" office:value-type="string" calcext:value-type="string">
            <text:p>Test 8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93.1454545454545" calcext:value-type="float">
            <text:p>93.1454545455</text:p>
          </table:table-cell>
          <table:table-cell table:style-name="ce9" office:value-type="float" office:value="27.88" calcext:value-type="float">
            <text:p>27.88</text:p>
          </table:table-cell>
          <table:table-cell table:style-name="ce9" office:value-type="float" office:value="216.92" calcext:value-type="float">
            <text:p>216.92</text:p>
          </table:table-cell>
        </table:table-row>
        <table:table-row table:style-name="ro1">
          <table:table-cell/>
          <table:table-cell table:style-name="ce6" office:value-type="string" calcext:value-type="string">
            <text:p>Test 9</text:p>
          </table:table-cell>
          <table:table-cell table:style-name="ce9" office:value-type="float" office:value="0.589090909090909" calcext:value-type="float">
            <text:p>0.589090909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75.6081818181818" calcext:value-type="float">
            <text:p>75.6081818182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344.84" calcext:value-type="float">
            <text:p>344.84</text:p>
          </table:table-cell>
        </table:table-row>
      </table:table>
      <table:table table:name="stable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7" calcext:value-type="float">
            <text:p>1.4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9" calcext:value-type="float">
            <text:p>1.5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6" calcext:value-type="float">
            <text:p>1.4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4" calcext:value-type="float">
            <text:p>1.5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5" calcext:value-type="float">
            <text:p>1.6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1" calcext:value-type="float">
            <text:p>1.5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3" calcext:value-type="float">
            <text:p>1.53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3">
          <table:table-cell table:style-name="ce5" office:value-type="string" calcext:value-type="string">
            <text:p>Average :</text:p>
          </table:table-cell>
          <table:table-cell table:style-name="ce12" table:formula="of:=AVERAGE([stable.B1:.B1010])" office:value-type="float" office:value="0.580267326732674" calcext:value-type="float">
            <text:p>0.5802673267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stable.E1:.E1010])" office:value-type="float" office:value="1.12311881188119" calcext:value-type="float">
            <text:p>1.1231188119</text:p>
          </table:table-cell>
          <table:table-cell table:style-name="ce12"/>
        </table:table-row>
        <table:table-row table:style-name="ro3">
          <table:table-cell table:style-name="ce5" office:value-type="string" calcext:value-type="string">
            <text:p>Min :</text:p>
          </table:table-cell>
          <table:table-cell table:style-name="ce12" table:formula="of:=MIN([stable.B1:.B1010])" office:value-type="float" office:value="0.57" calcext:value-type="float">
            <text:p>0.57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stable.E1:.E1010])" office:value-type="float" office:value="0.57" calcext:value-type="float">
            <text:p>0.57</text:p>
          </table:table-cell>
          <table:table-cell table:style-name="ce12"/>
        </table:table-row>
        <table:table-row table:style-name="ro3">
          <table:table-cell table:style-name="ce5" office:value-type="string" calcext:value-type="string">
            <text:p>Max : </text:p>
          </table:table-cell>
          <table:table-cell table:style-name="ce12" table:formula="of:=MAX([stable.B1:.B1010])" office:value-type="float" office:value="0.67" calcext:value-type="float">
            <text:p>0.67</text:p>
          </table:table-cell>
          <table:table-cell/>
          <table:table-cell table:style-name="ce5" office:value-type="string" calcext:value-type="string">
            <text:p>Max : </text:p>
          </table:table-cell>
          <table:table-cell table:style-name="ce12" table:formula="of:=MAX([stable.E1:.E1010])" office:value-type="float" office:value="1.65" calcext:value-type="float">
            <text:p>1.65</text:p>
          </table:table-cell>
          <table:table-cell table:style-name="ce12"/>
        </table:table-row>
      </table:table>
      <table:table table:name="walkin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52" calcext:value-type="float">
            <text:p>14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17" calcext:value-type="float">
            <text:p>12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98" calcext:value-type="float">
            <text:p>10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2.05" calcext:value-type="float">
            <text:p>22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33" calcext:value-type="float">
            <text:p>14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74" calcext:value-type="float">
            <text:p>11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31" calcext:value-type="float">
            <text:p>12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93" calcext:value-type="float">
            <text:p>19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44" calcext:value-type="float">
            <text:p>15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08" calcext:value-type="float">
            <text:p>19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6" calcext:value-type="float">
            <text:p>9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3" calcext:value-type="float">
            <text:p>6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62" calcext:value-type="float">
            <text:p>15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1" calcext:value-type="float">
            <text:p>6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17" calcext:value-type="float">
            <text:p>6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2" calcext:value-type="float">
            <text:p>7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81" calcext:value-type="float">
            <text:p>12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32" calcext:value-type="float">
            <text:p>12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57" calcext:value-type="float">
            <text:p>10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31" calcext:value-type="float">
            <text:p>9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07" calcext:value-type="float">
            <text:p>1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09" calcext:value-type="float">
            <text:p>12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25" calcext:value-type="float">
            <text:p>17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96" calcext:value-type="float">
            <text:p>15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46" calcext:value-type="float">
            <text:p>10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73" calcext:value-type="float">
            <text:p>1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47" calcext:value-type="float">
            <text:p>12.4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1.22" calcext:value-type="float">
            <text:p>21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03" calcext:value-type="float">
            <text:p>11.0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83" calcext:value-type="float">
            <text:p>17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8" calcext:value-type="float">
            <text:p>10.7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4" calcext:value-type="float">
            <text:p>7.6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51" calcext:value-type="float">
            <text:p>12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42" calcext:value-type="float">
            <text:p>9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04" calcext:value-type="float">
            <text:p>1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38" calcext:value-type="float">
            <text:p>15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56" calcext:value-type="float">
            <text:p>11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1" calcext:value-type="float">
            <text:p>11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08" calcext:value-type="float">
            <text:p>13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42" calcext:value-type="float">
            <text:p>13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7" calcext:value-type="float">
            <text:p>8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4" calcext:value-type="float">
            <text:p>8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3" calcext:value-type="float">
            <text:p>5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53" calcext:value-type="float">
            <text:p>15.5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3" calcext:value-type="float">
            <text:p>6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82" calcext:value-type="float">
            <text:p>9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1.77" calcext:value-type="float">
            <text:p>21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57" calcext:value-type="float">
            <text:p>8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57" calcext:value-type="float">
            <text:p>12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49" calcext:value-type="float">
            <text:p>11.4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3" calcext:value-type="float">
            <text:p>6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48" calcext:value-type="float">
            <text:p>11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65" calcext:value-type="float">
            <text:p>11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5" calcext:value-type="float">
            <text:p>10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4" calcext:value-type="float">
            <text:p>3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76" calcext:value-type="float">
            <text:p>15.7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9" calcext:value-type="float">
            <text:p>9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2.08" calcext:value-type="float">
            <text:p>22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84" calcext:value-type="float">
            <text:p>13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59" calcext:value-type="float">
            <text:p>12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87" calcext:value-type="float">
            <text:p>8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01" calcext:value-type="float">
            <text:p>10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81" calcext:value-type="float">
            <text:p>11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67" calcext:value-type="float">
            <text:p>6.6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1" calcext:value-type="float">
            <text:p>8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16" calcext:value-type="float">
            <text:p>17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91" calcext:value-type="float">
            <text:p>16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11" calcext:value-type="float">
            <text:p>12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42" calcext:value-type="float">
            <text:p>8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89" calcext:value-type="float">
            <text:p>11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89" calcext:value-type="float">
            <text:p>12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21" calcext:value-type="float">
            <text:p>17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44" calcext:value-type="float">
            <text:p>6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19" calcext:value-type="float">
            <text:p>14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65" calcext:value-type="float">
            <text:p>14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56" calcext:value-type="float">
            <text:p>10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91" calcext:value-type="float">
            <text:p>12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1" calcext:value-type="float">
            <text:p>7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58" calcext:value-type="float">
            <text:p>9.5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6.21" calcext:value-type="float">
            <text:p>16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2.48" calcext:value-type="float">
            <text:p>12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31" calcext:value-type="float">
            <text:p>13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9.59" calcext:value-type="float">
            <text:p>19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8.48" calcext:value-type="float">
            <text:p>18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style-name="ce5" office:value-type="string" calcext:value-type="string">
            <text:p>Average :</text:p>
          </table:table-cell>
          <table:table-cell table:style-name="ce12" table:formula="of:=AVERAGE([walking.B1:.B561])" office:value-type="float" office:value="0.583992869875222" calcext:value-type="float">
            <text:p>0.5839928699</text:p>
          </table:table-cell>
          <table:table-cell table:style-name="ce12"/>
          <table:table-cell table:style-name="ce5" office:value-type="string" calcext:value-type="string">
            <text:p>Average :</text:p>
          </table:table-cell>
          <table:table-cell table:style-name="ce12" table:formula="of:=AVERAGE([walking.E1:.E561])" office:value-type="float" office:value="9.18376114081997" calcext:value-type="float">
            <text:p>9.1837611408</text:p>
          </table:table-cell>
        </table:table-row>
        <table:table-row table:style-name="ro3">
          <table:table-cell table:style-name="ce5" office:value-type="string" calcext:value-type="string">
            <text:p>Min :</text:p>
          </table:table-cell>
          <table:table-cell table:style-name="ce12" table:formula="of:=MIN([walking.B1:.B561])" office:value-type="float" office:value="0.45" calcext:value-type="float">
            <text:p>0.45</text:p>
          </table:table-cell>
          <table:table-cell table:style-name="ce12"/>
          <table:table-cell table:style-name="ce5" office:value-type="string" calcext:value-type="string">
            <text:p>Min :</text:p>
          </table:table-cell>
          <table:table-cell table:style-name="ce12" table:formula="of:=MIN([walking.E1:.E561])" office:value-type="float" office:value="0.9" calcext:value-type="float">
            <text:p>0.9</text:p>
          </table:table-cell>
        </table:table-row>
        <table:table-row table:style-name="ro3">
          <table:table-cell table:style-name="ce5" office:value-type="string" calcext:value-type="string">
            <text:p>Max : </text:p>
          </table:table-cell>
          <table:table-cell table:style-name="ce12" table:formula="of:=MAX([walking.B1:.B561])" office:value-type="float" office:value="0.75" calcext:value-type="float">
            <text:p>0.75</text:p>
          </table:table-cell>
          <table:table-cell table:style-name="ce12"/>
          <table:table-cell table:style-name="ce5" office:value-type="string" calcext:value-type="string">
            <text:p>Max : </text:p>
          </table:table-cell>
          <table:table-cell table:style-name="ce12" table:formula="of:=MAX([walking.E1:.E561])" office:value-type="float" office:value="29.7" calcext:value-type="float">
            <text:p>29.7</text:p>
          </table:table-cell>
        </table:table-row>
      </table:table>
      <table:table table:name="sittin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9.73" calcext:value-type="float">
            <text:p>9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52" calcext:value-type="float">
            <text:p>2.5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Gyroscope:RMS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style-name="ce5" office:value-type="string" calcext:value-type="string">
            <text:p>Average :</text:p>
          </table:table-cell>
          <table:table-cell table:style-name="ce12" table:formula="of:=AVERAGE([sitting.B1:.B357])" office:value-type="float" office:value="0.580336134453785" calcext:value-type="float">
            <text:p>0.5803361345</text:p>
          </table:table-cell>
          <table:table-cell table:style-name="ce12"/>
          <table:table-cell table:style-name="ce5" office:value-type="string" calcext:value-type="string">
            <text:p>Average :</text:p>
          </table:table-cell>
          <table:table-cell table:style-name="ce12" table:formula="of:=AVERAGE([sitting.E1:.E357])" office:value-type="float" office:value="1.83577030812325" calcext:value-type="float">
            <text:p>1.8357703081</text:p>
          </table:table-cell>
        </table:table-row>
        <table:table-row table:style-name="ro3">
          <table:table-cell table:style-name="ce5" office:value-type="string" calcext:value-type="string">
            <text:p>Min :</text:p>
          </table:table-cell>
          <table:table-cell table:style-name="ce12" table:formula="of:=MIN([sitting.B1:.B357])" office:value-type="float" office:value="0.56" calcext:value-type="float">
            <text:p>0.56</text:p>
          </table:table-cell>
          <table:table-cell table:style-name="ce12"/>
          <table:table-cell table:style-name="ce5" office:value-type="string" calcext:value-type="string">
            <text:p>Min :</text:p>
          </table:table-cell>
          <table:table-cell table:style-name="ce12" table:formula="of:=MIN([sitting.E1:.E357])" office:value-type="float" office:value="0.44" calcext:value-type="float">
            <text:p>0.44</text:p>
          </table:table-cell>
        </table:table-row>
        <table:table-row table:style-name="ro3">
          <table:table-cell table:style-name="ce5" office:value-type="string" calcext:value-type="string">
            <text:p>Max : </text:p>
          </table:table-cell>
          <table:table-cell table:style-name="ce12" table:formula="of:=MAX([sitting.B1:.B357])" office:value-type="float" office:value="0.6" calcext:value-type="float">
            <text:p>0.6</text:p>
          </table:table-cell>
          <table:table-cell table:style-name="ce12"/>
          <table:table-cell table:style-name="ce5" office:value-type="string" calcext:value-type="string">
            <text:p>Max : </text:p>
          </table:table-cell>
          <table:table-cell table:style-name="ce12" table:formula="of:=MAX([sitting.E1:.E357])" office:value-type="float" office:value="13.63" calcext:value-type="float">
            <text:p>13.63</text:p>
          </table:table-cell>
        </table:table-row>
      </table:table>
      <table:table table:name="falling" table:style-name="ta1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Gyroscope:RMS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yroscope:RMS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yroscope:RMS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yroscope:RMS</text:p>
          </table:table-cell>
          <table:table-cell office:value-type="float" office:value="1.53" calcext:value-type="float">
            <text:p>1.5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Gyroscope:RMS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Gyroscope:RMS</text:p>
          </table:table-cell>
          <table:table-cell office:value-type="float" office:value="2.22" calcext:value-type="float">
            <text:p>2.2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yroscope:RMS</text:p>
          </table:table-cell>
          <table:table-cell office:value-type="float" office:value="16.88" calcext:value-type="float">
            <text:p>16.8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yroscope:RMS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yroscope:RMS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Gyroscope:RMS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Gyroscope:RMS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yroscope:RMS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Gyroscope:RMS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Gyroscope:RMS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Gyroscope:RMS</text:p>
          </table:table-cell>
          <table:table-cell office:value-type="float" office:value="27.88" calcext:value-type="float">
            <text:p>27.8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Gyroscope:RMS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Gyroscope:RMS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Gyroscope:RMS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Gyroscope:RMS</text:p>
          </table:table-cell>
          <table:table-cell office:value-type="float" office:value="8.82" calcext:value-type="float">
            <text:p>8.8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yroscope:RMS</text:p>
          </table:table-cell>
          <table:table-cell office:value-type="float" office:value="2.64" calcext:value-type="float">
            <text:p>2.6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Gyroscope:RMS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yroscope:RMS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yroscope:RMS</text:p>
          </table:table-cell>
          <table:table-cell office:value-type="float" office:value="49.15" calcext:value-type="float">
            <text:p>49.1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yroscope:RMS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Gyroscope:RMS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yroscope:RMS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yroscope:RMS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Gyroscope:RMS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Gyroscope:RMS</text:p>
          </table:table-cell>
          <table:table-cell office:value-type="float" office:value="4.79" calcext:value-type="float">
            <text:p>4.7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Gyroscope:RMS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yroscope:RMS</text:p>
          </table:table-cell>
          <table:table-cell office:value-type="float" office:value="50.36" calcext:value-type="float">
            <text:p>50.3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Gyroscope:RMS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Gyroscope:RMS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Gyroscope:RMS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Gyroscope:RMS</text:p>
          </table:table-cell>
          <table:table-cell office:value-type="float" office:value="13.29" calcext:value-type="float">
            <text:p>13.2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yroscope:RMS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Gyroscope:RMS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8.14" calcext:value-type="float">
            <text:p>8.1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Gyroscope:RMS</text:p>
          </table:table-cell>
          <table:table-cell office:value-type="float" office:value="69.22" calcext:value-type="float">
            <text:p>69.2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18.66" calcext:value-type="float">
            <text:p>18.66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yroscope:RMS</text:p>
          </table:table-cell>
          <table:table-cell office:value-type="float" office:value="17.05" calcext:value-type="float">
            <text:p>17.0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Gyroscope:RMS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yroscope:RMS</text:p>
          </table:table-cell>
          <table:table-cell office:value-type="float" office:value="24.95" calcext:value-type="float">
            <text:p>24.9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Gyroscope:RMS</text:p>
          </table:table-cell>
          <table:table-cell office:value-type="float" office:value="8.01" calcext:value-type="float">
            <text:p>8.0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10.45" calcext:value-type="float">
            <text:p>10.4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Gyroscope:RMS</text:p>
          </table:table-cell>
          <table:table-cell office:value-type="float" office:value="70.84" calcext:value-type="float">
            <text:p>70.8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yroscope:RMS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yroscope:RMS</text:p>
          </table:table-cell>
          <table:table-cell office:value-type="float" office:value="27.62" calcext:value-type="float">
            <text:p>27.6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22.23" calcext:value-type="float">
            <text:p>22.2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yroscope:RMS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Gyroscope:RMS</text:p>
          </table:table-cell>
          <table:table-cell office:value-type="float" office:value="77.2" calcext:value-type="float">
            <text:p>77.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yroscope:RMS</text:p>
          </table:table-cell>
          <table:table-cell office:value-type="float" office:value="35.73" calcext:value-type="float">
            <text:p>35.73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yroscope:RMS</text:p>
          </table:table-cell>
          <table:table-cell office:value-type="float" office:value="2.87" calcext:value-type="float">
            <text:p>2.8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35.2" calcext:value-type="float">
            <text:p>35.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yroscope:RMS</text:p>
          </table:table-cell>
          <table:table-cell office:value-type="float" office:value="22.86" calcext:value-type="float">
            <text:p>22.8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10.32" calcext:value-type="float">
            <text:p>10.3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Gyroscope:RMS</text:p>
          </table:table-cell>
          <table:table-cell office:value-type="float" office:value="13.06" calcext:value-type="float">
            <text:p>13.0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Gyroscope:RMS</text:p>
          </table:table-cell>
          <table:table-cell office:value-type="float" office:value="83.53" calcext:value-type="float">
            <text:p>83.5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yroscope:RMS</text:p>
          </table:table-cell>
          <table:table-cell office:value-type="float" office:value="50.55" calcext:value-type="float">
            <text:p>50.5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21.59" calcext:value-type="float">
            <text:p>21.5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2.93" calcext:value-type="float">
            <text:p>2.9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yroscope:RMS</text:p>
          </table:table-cell>
          <table:table-cell office:value-type="float" office:value="42.88" calcext:value-type="float">
            <text:p>42.8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yroscope:RMS</text:p>
          </table:table-cell>
          <table:table-cell office:value-type="float" office:value="88.83" calcext:value-type="float">
            <text:p>88.8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21.52" calcext:value-type="float">
            <text:p>21.5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yroscope:RMS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89.4" calcext:value-type="float">
            <text:p>89.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yroscope:RMS</text:p>
          </table:table-cell>
          <table:table-cell office:value-type="float" office:value="55.05" calcext:value-type="float">
            <text:p>55.05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21.92" calcext:value-type="float">
            <text:p>21.9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4.66" calcext:value-type="float">
            <text:p>4.6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yroscope:RMS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yroscope:RMS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Gyroscope:RMS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yroscope:RMS</text:p>
          </table:table-cell>
          <table:table-cell office:value-type="float" office:value="53.01" calcext:value-type="float">
            <text:p>53.0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107.04" calcext:value-type="float">
            <text:p>107.0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yroscope:RMS</text:p>
          </table:table-cell>
          <table:table-cell office:value-type="float" office:value="87.44" calcext:value-type="float">
            <text:p>87.44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64.96" calcext:value-type="float">
            <text:p>64.9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57.91" calcext:value-type="float">
            <text:p>57.9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yroscope:RMS</text:p>
          </table:table-cell>
          <table:table-cell office:value-type="float" office:value="197.38" calcext:value-type="float">
            <text:p>197.3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65.73" calcext:value-type="float">
            <text:p>65.7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Gyroscope:RMS</text:p>
          </table:table-cell>
          <table:table-cell office:value-type="float" office:value="183.06" calcext:value-type="float">
            <text:p>183.0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yroscope:RMS</text:p>
          </table:table-cell>
          <table:table-cell office:value-type="float" office:value="102.74" calcext:value-type="float">
            <text:p>102.74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7.95" calcext:value-type="float">
            <text:p>7.9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72.47" calcext:value-type="float">
            <text:p>72.4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Gyroscope:RMS</text:p>
          </table:table-cell>
          <table:table-cell office:value-type="float" office:value="232.18" calcext:value-type="float">
            <text:p>232.1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39.55" calcext:value-type="float">
            <text:p>39.5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Gyroscope:RMS</text:p>
          </table:table-cell>
          <table:table-cell office:value-type="float" office:value="118.23" calcext:value-type="float">
            <text:p>118.2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yroscope:RMS</text:p>
          </table:table-cell>
          <table:table-cell office:value-type="float" office:value="216.92" calcext:value-type="float">
            <text:p>216.92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Gyroscope:RMS</text:p>
          </table:table-cell>
          <table:table-cell office:value-type="float" office:value="103.87" calcext:value-type="float">
            <text:p>103.87</text:p>
          </table:table-cell>
        </table:table-row>
        <table:table-row table:style-name="ro3"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197.57" calcext:value-type="float">
            <text:p>197.5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Gyroscope:RMS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yroscope:RMS</text:p>
          </table:table-cell>
          <table:table-cell office:value-type="float" office:value="111.56" calcext:value-type="float">
            <text:p>111.56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falling.Q1:.Q11])" office:value-type="float" office:value="0.46" calcext:value-type="float">
            <text:p>0.46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S1:.S11])" office:value-type="float" office:value="41.3636363636364" calcext:value-type="float">
            <text:p>41.363636363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46.98" calcext:value-type="float">
            <text:p>46.9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Gyroscope:RMS</text:p>
          </table:table-cell>
          <table:table-cell office:value-type="float" office:value="226.09" calcext:value-type="float">
            <text:p>226.0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yroscope:RMS</text:p>
          </table:table-cell>
          <table:table-cell office:value-type="float" office:value="357.27" calcext:value-type="float">
            <text:p>357.2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yroscope:RMS</text:p>
          </table:table-cell>
          <table:table-cell office:value-type="float" office:value="344.84" calcext:value-type="float">
            <text:p>344.84</text:p>
          </table:table-cell>
        </table:table-row>
        <table:table-row table:style-name="ro3"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yroscope:RMS</text:p>
          </table:table-cell>
          <table:table-cell office:value-type="float" office:value="219.25" calcext:value-type="float">
            <text:p>219.25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Gyroscope:RMS</text:p>
          </table:table-cell>
          <table:table-cell office:value-type="float" office:value="124.13" calcext:value-type="float">
            <text:p>124.13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falling.Q1:.Q11])" office:value-type="float" office:value="0.12" calcext:value-type="float">
            <text:p>0.12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S1:.S11])" office:value-type="float" office:value="1.53" calcext:value-type="float">
            <text:p>1.53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Gyroscope:RMS</text:p>
          </table:table-cell>
          <table:table-cell office:value-type="float" office:value="71.29" calcext:value-type="float">
            <text:p>71.29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falling.AA2:.AA12])" office:value-type="float" office:value="0.510909090909091" calcext:value-type="float">
            <text:p>0.5109090909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AC2:.AC12])" office:value-type="float" office:value="28.2227272727273" calcext:value-type="float">
            <text:p>28.2227272727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falling.AF2:.AF12])" office:value-type="float" office:value="0.49" calcext:value-type="float">
            <text:p>0.49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AH2:.AH12])" office:value-type="float" office:value="93.1454545454545" calcext:value-type="float">
            <text:p>93.1454545455</text:p>
          </table:table-cell>
          <table:table-cell table:number-columns-repeated="5"/>
        </table:table-row>
        <table:table-row table:style-name="ro3">
          <table:table-cell table:style-name="ce5" office:value-type="string" calcext:value-type="string">
            <text:p>Average :</text:p>
          </table:table-cell>
          <table:table-cell table:style-name="ce12" table:formula="of:=AVERAGE([falling.B1:.B13])" office:value-type="float" office:value="0.467692307692308" calcext:value-type="float">
            <text:p>0.4676923077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D1:.D13])" office:value-type="float" office:value="39.0776923076923" calcext:value-type="float">
            <text:p>39.077692307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Gyroscope:RMS</text:p>
          </table:table-cell>
          <table:table-cell office:value-type="float" office:value="145.69" calcext:value-type="float">
            <text:p>145.69</text:p>
          </table:table-cell>
          <table:table-cell/>
          <table:table-cell table:style-name="ce5" office:value-type="string" calcext:value-type="string">
            <text:p>Max : </text:p>
          </table:table-cell>
          <table:table-cell table:style-name="ce12" table:formula="of:=MAX([falling.Q1:.Q11])" office:value-type="float" office:value="0.66" calcext:value-type="float">
            <text:p>0.66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S1:.S11])" office:value-type="float" office:value="197.38" calcext:value-type="float">
            <text:p>197.3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Gyroscope:RMS</text:p>
          </table:table-cell>
          <table:table-cell office:value-type="float" office:value="71.54" calcext:value-type="float">
            <text:p>71.54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falling.AA2:.AA12])" office:value-type="float" office:value="0.14" calcext:value-type="float">
            <text:p>0.14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AC2:.AC12])" office:value-type="float" office:value="2.47" calcext:value-type="float">
            <text:p>2.47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falling.AF2:.AF12])" office:value-type="float" office:value="0.04" calcext:value-type="float">
            <text:p>0.04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AH2:.AH12])" office:value-type="float" office:value="27.88" calcext:value-type="float">
            <text:p>27.88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falling.AK3:.AK13])" office:value-type="float" office:value="0.589090909090909" calcext:value-type="float">
            <text:p>0.5890909091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AM3:.AM13])" office:value-type="float" office:value="75.6081818181818" calcext:value-type="float">
            <text:p>75.6081818182</text:p>
          </table:table-cell>
        </table:table-row>
        <table:table-row table:style-name="ro3">
          <table:table-cell table:style-name="ce5" office:value-type="string" calcext:value-type="string">
            <text:p>Min :</text:p>
          </table:table-cell>
          <table:table-cell table:style-name="ce12" table:formula="of:=MIN([falling.B1:.B13])" office:value-type="float" office:value="0.08" calcext:value-type="float">
            <text:p>0.08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D1:.D13])" office:value-type="float" office:value="2.16" calcext:value-type="float">
            <text:p>2.1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49.96" calcext:value-type="float">
            <text:p>49.96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yroscope:RMS</text:p>
          </table:table-cell>
          <table:table-cell office:value-type="float" office:value="198.93" calcext:value-type="float">
            <text:p>198.93</text:p>
          </table:table-cell>
          <table:table-cell table:number-columns-repeated="6"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77.41" calcext:value-type="float">
            <text:p>77.41</text:p>
          </table:table-cell>
          <table:table-cell/>
          <table:table-cell table:style-name="ce5" office:value-type="string" calcext:value-type="string">
            <text:p>Max : </text:p>
          </table:table-cell>
          <table:table-cell table:style-name="ce12" table:formula="of:=MAX([falling.AA2:.AA12])" office:value-type="float" office:value="0.84" calcext:value-type="float">
            <text:p>0.84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AC2:.AC12])" office:value-type="float" office:value="118.23" calcext:value-type="float">
            <text:p>118.23</text:p>
          </table:table-cell>
          <table:table-cell/>
          <table:table-cell table:style-name="ce5" office:value-type="string" calcext:value-type="string">
            <text:p>Max : </text:p>
          </table:table-cell>
          <table:table-cell table:style-name="ce12" table:formula="of:=MAX([falling.AF2:.AF12])" office:value-type="float" office:value="0.87" calcext:value-type="float">
            <text:p>0.87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AH2:.AH12])" office:value-type="float" office:value="216.92" calcext:value-type="float">
            <text:p>216.92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falling.AK3:.AK13])" office:value-type="float" office:value="0.33" calcext:value-type="float">
            <text:p>0.33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AM3:.AM13])" office:value-type="float" office:value="6.95" calcext:value-type="float">
            <text:p>6.95</text:p>
          </table:table-cell>
        </table:table-row>
        <table:table-row table:style-name="ro3">
          <table:table-cell table:style-name="ce5" office:value-type="string" calcext:value-type="string">
            <text:p>Max : </text:p>
          </table:table-cell>
          <table:table-cell table:style-name="ce12" table:formula="of:=MAX([falling.B1:.B13])" office:value-type="float" office:value="0.63" calcext:value-type="float">
            <text:p>0.63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D1:.D13])" office:value-type="float" office:value="197.57" calcext:value-type="float">
            <text:p>197.5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93.87" calcext:value-type="float">
            <text:p>93.87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Gyroscope:RMS</text:p>
          </table:table-cell>
          <table:table-cell office:value-type="float" office:value="233.23" calcext:value-type="float">
            <text:p>233.23</text:p>
          </table:table-cell>
          <table:table-cell table:number-columns-repeated="6"/>
          <table:table-cell office:value-type="string" calcext:value-type="string">
            <text:p>Accelerometer:RM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Gyroscope:RMS</text:p>
          </table:table-cell>
          <table:table-cell office:value-type="float" office:value="150.81" calcext:value-type="float">
            <text:p>150.81</text:p>
          </table:table-cell>
          <table:table-cell table:number-columns-repeated="11"/>
          <table:table-cell table:style-name="ce5" office:value-type="string" calcext:value-type="string">
            <text:p>Max : </text:p>
          </table:table-cell>
          <table:table-cell table:style-name="ce12" table:formula="of:=MAX([falling.AK3:.AK13])" office:value-type="float" office:value="0.87" calcext:value-type="float">
            <text:p>0.87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AM3:.AM13])" office:value-type="float" office:value="344.84" calcext:value-type="float">
            <text:p>344.8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113.9" calcext:value-type="float">
            <text:p>113.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Gyroscope:RMS</text:p>
          </table:table-cell>
          <table:table-cell office:value-type="float" office:value="242.36" calcext:value-type="float">
            <text:p>242.36</text:p>
          </table:table-cell>
          <table:table-cell table:number-columns-repeated="6"/>
          <table:table-cell office:value-type="string" calcext:value-type="string">
            <text:p>Accelerometer:RMS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yroscope:RMS</text:p>
          </table:table-cell>
          <table:table-cell office:value-type="float" office:value="169.46" calcext:value-type="float">
            <text:p>169.46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ccelerometer:RM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Gyroscope:RMS</text:p>
          </table:table-cell>
          <table:table-cell office:value-type="float" office:value="137.28" calcext:value-type="float">
            <text:p>137.2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yroscope:RMS</text:p>
          </table:table-cell>
          <table:table-cell office:value-type="float" office:value="353.01" calcext:value-type="float">
            <text:p>353.01</text:p>
          </table:table-cell>
          <table:table-cell table:number-columns-repeated="6"/>
          <table:table-cell table:style-name="ce5" office:value-type="string" calcext:value-type="string">
            <text:p>Average :</text:p>
          </table:table-cell>
          <table:table-cell table:style-name="ce12" table:formula="of:=AVERAGE([falling.V7:.V17])" office:value-type="float" office:value="0.593636363636364" calcext:value-type="float">
            <text:p>0.5936363636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X7:.X17])" office:value-type="float" office:value="51.7072727272727" calcext:value-type="float">
            <text:p>51.7072727273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ccelerometer:RM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yroscope:RMS</text:p>
          </table:table-cell>
          <table:table-cell office:value-type="float" office:value="151.99" calcext:value-type="float">
            <text:p>151.99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Gyroscope:RMS</text:p>
          </table:table-cell>
          <table:table-cell office:value-type="float" office:value="368.65" calcext:value-type="float">
            <text:p>368.65</text:p>
          </table:table-cell>
          <table:table-cell table:number-columns-repeated="6"/>
          <table:table-cell table:style-name="ce5" office:value-type="string" calcext:value-type="string">
            <text:p>Min :</text:p>
          </table:table-cell>
          <table:table-cell table:style-name="ce12" table:formula="of:=MIN([falling.V7:.V17])" office:value-type="float" office:value="0.54" calcext:value-type="float">
            <text:p>0.54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X7:.X17])" office:value-type="float" office:value="9.25" calcext:value-type="float">
            <text:p>9.25</text:p>
          </table:table-cell>
          <table:table-cell table:number-columns-repeated="15"/>
        </table:table-row>
        <table:table-row table:style-name="ro3">
          <table:table-cell table:number-columns-repeated="5"/>
          <table:table-cell office:value-type="string" calcext:value-type="string">
            <text:p>Accelerometer:RM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Gyroscope:RMS</text:p>
          </table:table-cell>
          <table:table-cell office:value-type="float" office:value="158.78" calcext:value-type="float">
            <text:p>158.78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Gyroscope:RMS</text:p>
          </table:table-cell>
          <table:table-cell office:value-type="float" office:value="382.18" calcext:value-type="float">
            <text:p>382.18</text:p>
          </table:table-cell>
          <table:table-cell table:number-columns-repeated="6"/>
          <table:table-cell table:style-name="ce5" office:value-type="string" calcext:value-type="string">
            <text:p>Max : </text:p>
          </table:table-cell>
          <table:table-cell table:style-name="ce12" table:formula="of:=MAX([falling.V7:.V17])" office:value-type="float" office:value="0.72" calcext:value-type="float">
            <text:p>0.72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X7:.X17])" office:value-type="float" office:value="150.81" calcext:value-type="float">
            <text:p>150.81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Accelerometer:RM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Gyroscope:RMS</text:p>
          </table:table-cell>
          <table:table-cell office:value-type="float" office:value="202.81" calcext:value-type="float">
            <text:p>202.81</text:p>
          </table:table-cell>
          <table:table-cell/>
          <table:table-cell office:value-type="string" calcext:value-type="string">
            <text:p>Accelerometer:RMS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Gyroscope:RMS</text:p>
          </table:table-cell>
          <table:table-cell office:value-type="float" office:value="856.35" calcext:value-type="float">
            <text:p>856.35</text:p>
          </table:table-cell>
          <table:table-cell table:number-columns-repeated="25"/>
        </table:table-row>
        <table:table-row table:style-name="ro3">
          <table:table-cell table:number-columns-repeated="5"/>
          <table:table-cell table:style-name="ce5" office:value-type="string" calcext:value-type="string">
            <text:p>Average :</text:p>
          </table:table-cell>
          <table:table-cell table:style-name="ce12" table:formula="of:=AVERAGE([falling.G9:.G21])" office:value-type="float" office:value="0.581538461538462" calcext:value-type="float">
            <text:p>0.5815384615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I9:.I21])" office:value-type="float" office:value="61.3507692307692" calcext:value-type="float">
            <text:p>61.3507692308</text:p>
          </table:table-cell>
          <table:table-cell/>
          <table:table-cell table:style-name="ce5" office:value-type="string" calcext:value-type="string">
            <text:p>Average :</text:p>
          </table:table-cell>
          <table:table-cell table:style-name="ce12" table:formula="of:=AVERAGE([falling.L9:.L21])" office:value-type="float" office:value="0.761538461538461" calcext:value-type="float">
            <text:p>0.7615384615</text:p>
          </table:table-cell>
          <table:table-cell table:style-name="ce5" office:value-type="string" calcext:value-type="string">
            <text:p>Average :</text:p>
          </table:table-cell>
          <table:table-cell table:style-name="ce12" table:formula="of:=AVERAGE([falling.N9:.N21])" office:value-type="float" office:value="183.9" calcext:value-type="float">
            <text:p>183.9</text:p>
          </table:table-cell>
          <table:table-cell table:number-columns-repeated="25"/>
        </table:table-row>
        <table:table-row table:style-name="ro3">
          <table:table-cell table:number-columns-repeated="5"/>
          <table:table-cell table:style-name="ce5" office:value-type="string" calcext:value-type="string">
            <text:p>Min :</text:p>
          </table:table-cell>
          <table:table-cell table:style-name="ce12" table:formula="of:=MIN([falling.G9:.G21])" office:value-type="float" office:value="0.57" calcext:value-type="float">
            <text:p>0.57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I9:.I21])" office:value-type="float" office:value="2.93" calcext:value-type="float">
            <text:p>2.93</text:p>
          </table:table-cell>
          <table:table-cell/>
          <table:table-cell table:style-name="ce5" office:value-type="string" calcext:value-type="string">
            <text:p>Min :</text:p>
          </table:table-cell>
          <table:table-cell table:style-name="ce12" table:formula="of:=MIN([falling.L9:.L21])" office:value-type="float" office:value="0.62" calcext:value-type="float">
            <text:p>0.62</text:p>
          </table:table-cell>
          <table:table-cell table:style-name="ce5" office:value-type="string" calcext:value-type="string">
            <text:p>Min :</text:p>
          </table:table-cell>
          <table:table-cell table:style-name="ce12" table:formula="of:=MIN([falling.N9:.N21])" office:value-type="float" office:value="42.88" calcext:value-type="float">
            <text:p>42.88</text:p>
          </table:table-cell>
          <table:table-cell table:number-columns-repeated="25"/>
        </table:table-row>
        <table:table-row table:style-name="ro3">
          <table:table-cell table:number-columns-repeated="5"/>
          <table:table-cell table:style-name="ce5" office:value-type="string" calcext:value-type="string">
            <text:p>Max : </text:p>
          </table:table-cell>
          <table:table-cell table:style-name="ce12" table:formula="of:=MAX([falling.G9:.G21])" office:value-type="float" office:value="0.63" calcext:value-type="float">
            <text:p>0.63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I9:.I21])" office:value-type="float" office:value="158.78" calcext:value-type="float">
            <text:p>158.78</text:p>
          </table:table-cell>
          <table:table-cell/>
          <table:table-cell table:style-name="ce5" office:value-type="string" calcext:value-type="string">
            <text:p>Max : </text:p>
          </table:table-cell>
          <table:table-cell table:style-name="ce12" table:formula="of:=MAX([falling.L9:.L21])" office:value-type="float" office:value="1.32" calcext:value-type="float">
            <text:p>1.32</text:p>
          </table:table-cell>
          <table:table-cell table:style-name="ce5" office:value-type="string" calcext:value-type="string">
            <text:p>Max : </text:p>
          </table:table-cell>
          <table:table-cell table:style-name="ce12" table:formula="of:=MAX([falling.N9:.N21])" office:value-type="float" office:value="382.18" calcext:value-type="float">
            <text:p>382.18</text:p>
          </table:table-cell>
          <table:table-cell table:number-columns-repeated="25"/>
        </table:table-row>
        <table:table-row table:style-name="ro1" table:number-rows-repeated="4">
          <table:table-cell table:number-columns-repeated="39"/>
        </table:table-row>
        <table:table-row table:style-name="ro3">
          <table:table-cell table:style-name="ce5" office:value-type="string" calcext:value-type="string">
            <text:p>Falling Summary</text:p>
          </table:table-cell>
          <table:table-cell table:style-name="ce5"/>
          <table:table-cell table:style-name="ce5" office:value-type="string" calcext:value-type="string">
            <text:p>Accelerometer:RMS</text:p>
          </table:table-cell>
          <table:table-cell table:style-name="ce5" table:number-columns-repeated="2"/>
          <table:table-cell table:style-name="ce5" office:value-type="string" calcext:value-type="string">
            <text:p>Gyroscope:RMS</text:p>
          </table:table-cell>
          <table:table-cell table:style-name="ce5"/>
          <table:table-cell table:number-columns-repeated="32"/>
        </table:table-row>
        <table:table-row table:style-name="ro3">
          <table:table-cell table:style-name="ce5"/>
          <table:table-cell table:style-name="ce5" office:value-type="string" calcext:value-type="string">
            <text:p>Average :</text:p>
          </table:table-cell>
          <table:table-cell table:style-name="ce5" office:value-type="string" calcext:value-type="string">
            <text:p>Min :</text:p>
          </table:table-cell>
          <table:table-cell table:style-name="ce5" office:value-type="string" calcext:value-type="string">
            <text:p>Max : </text:p>
          </table:table-cell>
          <table:table-cell table:style-name="ce5" office:value-type="string" calcext:value-type="string">
            <text:p>Average :</text:p>
          </table:table-cell>
          <table:table-cell table:style-name="ce5" office:value-type="string" calcext:value-type="string">
            <text:p>Min :</text:p>
          </table:table-cell>
          <table:table-cell table:style-name="ce5" office:value-type="string" calcext:value-type="string">
            <text:p>Max : 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1</text:p>
          </table:table-cell>
          <table:table-cell table:style-name="ce9" office:value-type="float" office:value="0.467692307692308" calcext:value-type="float">
            <text:p>0.4676923077</text:p>
          </table:table-cell>
          <table:table-cell table:style-name="ce9" office:value-type="float" office:value="0.08" calcext:value-type="float">
            <text:p>0.08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39.0776923076923" calcext:value-type="float">
            <text:p>39.0776923077</text:p>
          </table:table-cell>
          <table:table-cell table:style-name="ce9" office:value-type="float" office:value="2.16" calcext:value-type="float">
            <text:p>2.16</text:p>
          </table:table-cell>
          <table:table-cell table:style-name="ce9" office:value-type="float" office:value="197.57" calcext:value-type="float">
            <text:p>197.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2</text:p>
          </table:table-cell>
          <table:table-cell table:style-name="ce9" office:value-type="float" office:value="0.581538461538462" calcext:value-type="float">
            <text:p>0.5815384615</text:p>
          </table:table-cell>
          <table:table-cell table:style-name="ce9" office:value-type="float" office:value="0.57" calcext:value-type="float">
            <text:p>0.57</text:p>
          </table:table-cell>
          <table:table-cell table:style-name="ce9" office:value-type="float" office:value="0.63" calcext:value-type="float">
            <text:p>0.63</text:p>
          </table:table-cell>
          <table:table-cell table:style-name="ce9" office:value-type="float" office:value="61.3507692307692" calcext:value-type="float">
            <text:p>61.3507692308</text:p>
          </table:table-cell>
          <table:table-cell table:style-name="ce9" office:value-type="float" office:value="2.93" calcext:value-type="float">
            <text:p>2.93</text:p>
          </table:table-cell>
          <table:table-cell table:style-name="ce9" office:value-type="float" office:value="158.78" calcext:value-type="float">
            <text:p>158.7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3</text:p>
          </table:table-cell>
          <table:table-cell table:style-name="ce9" office:value-type="float" office:value="0.761538461538461" calcext:value-type="float">
            <text:p>0.7615384615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183.9" calcext:value-type="float">
            <text:p>183.9</text:p>
          </table:table-cell>
          <table:table-cell table:style-name="ce9" office:value-type="float" office:value="42.88" calcext:value-type="float">
            <text:p>42.88</text:p>
          </table:table-cell>
          <table:table-cell table:style-name="ce9" office:value-type="float" office:value="382.18" calcext:value-type="float">
            <text:p>382.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4</text:p>
          </table:table-cell>
          <table:table-cell table:style-name="ce9" office:value-type="float" office:value="0.761538461538461" calcext:value-type="float">
            <text:p>0.7615384615</text:p>
          </table:table-cell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1.32" calcext:value-type="float">
            <text:p>1.32</text:p>
          </table:table-cell>
          <table:table-cell table:style-name="ce9" office:value-type="float" office:value="183.9" calcext:value-type="float">
            <text:p>183.9</text:p>
          </table:table-cell>
          <table:table-cell table:style-name="ce9" office:value-type="float" office:value="42.88" calcext:value-type="float">
            <text:p>42.88</text:p>
          </table:table-cell>
          <table:table-cell table:style-name="ce9" office:value-type="float" office:value="382.18" calcext:value-type="float">
            <text:p>382.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5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0.12" calcext:value-type="float">
            <text:p>0.12</text:p>
          </table:table-cell>
          <table:table-cell table:style-name="ce9" office:value-type="float" office:value="0.66" calcext:value-type="float">
            <text:p>0.66</text:p>
          </table:table-cell>
          <table:table-cell table:style-name="ce9" office:value-type="float" office:value="41.3636363636364" calcext:value-type="float">
            <text:p>41.3636363636</text:p>
          </table:table-cell>
          <table:table-cell table:style-name="ce9" office:value-type="float" office:value="1.53" calcext:value-type="float">
            <text:p>1.53</text:p>
          </table:table-cell>
          <table:table-cell table:style-name="ce9" office:value-type="float" office:value="197.38" calcext:value-type="float">
            <text:p>197.3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6</text:p>
          </table:table-cell>
          <table:table-cell table:style-name="ce9" office:value-type="float" office:value="0.593636363636364" calcext:value-type="float">
            <text:p>0.5936363636</text:p>
          </table:table-cell>
          <table:table-cell table:style-name="ce9" office:value-type="float" office:value="0.54" calcext:value-type="float">
            <text:p>0.54</text:p>
          </table:table-cell>
          <table:table-cell table:style-name="ce9" office:value-type="float" office:value="0.72" calcext:value-type="float">
            <text:p>0.72</text:p>
          </table:table-cell>
          <table:table-cell table:style-name="ce9" office:value-type="float" office:value="51.7072727272727" calcext:value-type="float">
            <text:p>51.7072727273</text:p>
          </table:table-cell>
          <table:table-cell table:style-name="ce9" office:value-type="float" office:value="9.25" calcext:value-type="float">
            <text:p>9.25</text:p>
          </table:table-cell>
          <table:table-cell table:style-name="ce9" office:value-type="float" office:value="150.81" calcext:value-type="float">
            <text:p>150.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7</text:p>
          </table:table-cell>
          <table:table-cell table:style-name="ce9" office:value-type="float" office:value="0.510909090909091" calcext:value-type="float">
            <text:p>0.5109090909</text:p>
          </table:table-cell>
          <table:table-cell table:style-name="ce9" office:value-type="float" office:value="0.14" calcext:value-type="float">
            <text:p>0.14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28.2227272727273" calcext:value-type="float">
            <text:p>28.2227272727</text:p>
          </table:table-cell>
          <table:table-cell table:style-name="ce9" office:value-type="float" office:value="2.47" calcext:value-type="float">
            <text:p>2.47</text:p>
          </table:table-cell>
          <table:table-cell table:style-name="ce9" office:value-type="float" office:value="118.23" calcext:value-type="float">
            <text:p>118.2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8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0.04" calcext:value-type="float">
            <text:p>0.04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93.1454545454545" calcext:value-type="float">
            <text:p>93.1454545455</text:p>
          </table:table-cell>
          <table:table-cell table:style-name="ce9" office:value-type="float" office:value="27.88" calcext:value-type="float">
            <text:p>27.88</text:p>
          </table:table-cell>
          <table:table-cell table:style-name="ce9" office:value-type="float" office:value="216.92" calcext:value-type="float">
            <text:p>216.9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Test 9</text:p>
          </table:table-cell>
          <table:table-cell table:style-name="ce9" office:value-type="float" office:value="0.589090909090909" calcext:value-type="float">
            <text:p>0.5890909091</text:p>
          </table:table-cell>
          <table:table-cell table:style-name="ce9" office:value-type="float" office:value="0.33" calcext:value-type="float">
            <text:p>0.33</text:p>
          </table:table-cell>
          <table:table-cell table:style-name="ce9" office:value-type="float" office:value="0.87" calcext:value-type="float">
            <text:p>0.87</text:p>
          </table:table-cell>
          <table:table-cell table:style-name="ce9" office:value-type="float" office:value="75.6081818181818" calcext:value-type="float">
            <text:p>75.6081818182</text:p>
          </table:table-cell>
          <table:table-cell table:style-name="ce9" office:value-type="float" office:value="6.95" calcext:value-type="float">
            <text:p>6.95</text:p>
          </table:table-cell>
          <table:table-cell table:style-name="ce9" office:value-type="float" office:value="344.84" calcext:value-type="float">
            <text:p>344.84</text:p>
          </table:table-cell>
          <table:table-cell table:number-columns-repeated="32"/>
        </table:table-row>
      </table:table>
      <table:named-expressions/>
      <table:database-ranges>
        <table:database-range table:name="__Anonymous_Sheet_DB__1" table:target-range-address="stable.D1:stable.E10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3:17:54.636515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3:23:12.680509621</meta:creation-date>
    <dc:date>2017-01-24T20:30:06.449543069</dc:date>
    <meta:editing-duration>PT1H56M40S</meta:editing-duration>
    <meta:editing-cycles>3</meta:editing-cycles>
    <meta:generator>LibreOffice/5.1.4.2$Linux_X86_64 LibreOffice_project/10m0$Build-2</meta:generator>
    <meta:document-statistic meta:table-count="5" meta:cell-count="8537" meta:object-count="0"/>
  </office:meta>
</office:document-meta>
</file>